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2" style:family="paragraph">
      <loext:graphic-properties draw:fill="none" draw:fill-color="#ffffff"/>
      <style:text-properties fo:font-size="20pt" fo:background-color="#ffff00" style:font-size-asian="20pt" style:font-size-complex="20pt"/>
    </style:style>
    <style:style style:name="P3" style:family="paragraph">
      <style:paragraph-properties fo:margin-top="0.42cm" fo:margin-bottom="0.35cm"/>
      <style:text-properties fo:font-size="11pt" style:font-size-asian="11pt" style:font-size-complex="11pt"/>
    </style:style>
    <style:style style:name="P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5pt" fo:font-weight="normal" style:font-size-asian="15pt" style:font-weight-asian="normal" style:font-size-complex="15pt" style:font-weight-complex="normal"/>
    </style:style>
    <style:style style:name="P6" style:family="paragraph">
      <loext:graphic-properties draw:fill-color="#ffffff"/>
    </style:style>
    <style:style style:name="T1" style:family="text">
      <style:text-properties fo:font-size="20pt" fo:background-color="#ffff00" style:font-size-asian="20pt" style:font-size-complex="20pt"/>
    </style:style>
    <style:style style:name="T2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6.827cm" svg:height="1.038cm" svg:x="2.54cm" svg:y="0.635cm">
          <draw:text-box>
            <text:p text:style-name="P1"><text:span text:style-name="T1">Networking Basics</text:span></text:p>
          </draw:text-box>
        </draw:frame>
        <draw:frame draw:style-name="gr1" draw:text-style-name="P5" draw:layer="layout" svg:width="18.736cm" svg:height="13.873cm" svg:x="2.54cm" svg:y="1.905cm">
          <draw:text-box>
            <text:p text:style-name="P3"><text:span text:style-name="T2">Networking Commands</text:span></text:p>
            <text:p text:style-name="P4"><text:span text:style-name="T3">ping:</text:span><text:span text:style-name="T4"> Tests network connectivity to a host by sending ICMP echo requests.</text:span></text:p>
            <text:p text:style-name="P4"><text:span text:style-name="T4">Usage: ping [hostname/IP]</text:span></text:p>
            <text:p text:style-name="P4"><text:span text:style-name="T4">Example: ping google.com tests connectivity to Google's servers.</text:span></text:p>
            <text:p text:style-name="P4"><text:span text:style-name="T3">ifconfig:</text:span><text:span text:style-name="T4"> Configures or displays network interfaces (deprecated in favor of ip).</text:span></text:p>
            <text:p text:style-name="P4"><text:span text:style-name="T4">Usage: ifconfig [interface]</text:span></text:p>
            <text:p text:style-name="P4"><text:span text:style-name="T4">Example: ifconfig eth0 shows details for the eth0 interface.</text:span></text:p>
            <text:p text:style-name="P4"><text:span text:style-name="T3">ip:</text:span><text:span text:style-name="T4"> A modern tool for managing IP addresses and network interfaces.</text:span></text:p>
            <text:p text:style-name="P4"><text:span text:style-name="T4">Usage: ip addr to display IP address details.</text:span></text:p>
            <text:p text:style-name="P4"><text:span text:style-name="T4">Example: ip link set eth0 up brings the eth0 interface online.</text:span></text:p>
            <text:p text:style-name="P4"><text:span text:style-name="T3">netstat:</text:span><text:span text:style-name="T4"> Displays active connections, routing tables, and interface statistics.</text:span></text:p>
            <text:p text:style-name="P4"><text:span text:style-name="T4">Usage: netstat [options]</text:span></text:p>
            <text:p text:style-name="P4"><text:span text:style-name="T4">Example: netstat -an shows all connections and listening ports.</text:span></text:p>
            <text:p text:style-name="P4"><text:span text:style-name="T4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5" draw:layer="layout" svg:width="21.57cm" svg:height="10.849cm" svg:x="2.54cm" svg:y="0.635cm">
          <draw:text-box>
            <text:p text:style-name="P3"><text:span text:style-name="T2">Basics of SSH</text:span></text:p>
            <text:p text:style-name="P4"><text:span text:style-name="T2">ssh: </text:span><text:span text:style-name="T4">Securely connects to a remote machine via SSH protocol.</text:span></text:p>
            <text:p text:style-name="P4"><text:span text:style-name="T4">Usage: ssh [user]@[hostname/IP]</text:span></text:p>
            <text:p text:style-name="P4"><text:span text:style-name="T4">Example: ssh user@192.168.1.100 connects to a remote machine with IP 192.168.1.100.</text:span></text:p>
            <text:p text:style-name="P4"><text:span text:style-name="T4"/></text:p>
            <text:p text:style-name="P4"><text:span text:style-name="T5">scp: </text:span><text:span text:style-name="T4">Securely copies files between machines over SSH.</text:span></text:p>
            <text:p text:style-name="P4"><text:span text:style-name="T4">Usage: scp [source] [destination]</text:span></text:p>
            <text:p text:style-name="P4"><text:span text:style-name="T4">Examples:</text:span></text:p>
            <text:p text:style-name="P4"><text:span text:style-name="T4">scp file.txt user@192.168.1.100:/home/user/ copies file.txt to the remote machine.</text:span></text:p>
            <text:p text:style-name="P4"><text:span text:style-name="T4">scp user@192.168.1.100:/home/user/file.txt ./ downloads file.txt from the remote machine.</text:span></text:p>
            <text:p text:style-name="P4"><text:span text:style-name="T4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1T10:25:44.377561971</meta:creation-date>
    <dc:date>2024-12-31T10:28:35.288284622</dc:date>
    <meta:editing-duration>PT2M53S</meta:editing-duration>
    <meta:editing-cycles>1</meta:editing-cycles>
    <meta:document-statistic meta:object-count="28"/>
    <meta:generator>LibreOffice/24.8.4.2$Linux_X86_64 LibreOffice_project/480$Build-2</meta:generator>
  </office:meta>
</office:document-meta>
</file>